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c17c3" officeooo:paragraph-rsid="001c17c3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230d46" officeooo:paragraph-rsid="00230d46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1ec74a" officeooo:paragraph-rsid="001ec74a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50413a" officeooo:paragraph-rsid="0050413a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6pt" fo:font-weight="bold" officeooo:rsid="001c17c3" officeooo:paragraph-rsid="001c17c3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459e64" officeooo:paragraph-rsid="00459e64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normal" officeooo:rsid="00230d46" officeooo:paragraph-rsid="00230d46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2pt" fo:font-weight="bold" officeooo:rsid="001c17c3" officeooo:paragraph-rsid="001c17c3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c17c3" officeooo:paragraph-rsid="001c17c3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1ec74a" officeooo:paragraph-rsid="001ec74a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230d46" officeooo:paragraph-rsid="00230d46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26a816" officeooo:paragraph-rsid="0026a816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29afb6" officeooo:paragraph-rsid="0029afb6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2a7b8b" officeooo:paragraph-rsid="002a39f4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normal" officeooo:rsid="001c17c3" officeooo:paragraph-rsid="001c17c3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f4888" officeooo:paragraph-rsid="001f4888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4d847" officeooo:paragraph-rsid="0024d847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6a816" officeooo:paragraph-rsid="0026a816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f87fb" officeooo:paragraph-rsid="002f87fb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a7b8b" officeooo:paragraph-rsid="002a39f4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2a7b8b" officeooo:paragraph-rsid="0040ca92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4022e9" officeooo:paragraph-rsid="004022e9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427d1d" officeooo:paragraph-rsid="00427d1d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4ad688" officeooo:paragraph-rsid="004ad688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officeooo:rsid="001c17c3" officeooo:paragraph-rsid="001c17c3" style:font-size-asian="12pt" style:font-size-complex="12pt"/>
    </style:style>
    <style:style style:name="P26" style:family="paragraph" style:parent-style-name="Standard">
      <style:text-properties fo:font-size="12pt" officeooo:rsid="00290762" officeooo:paragraph-rsid="00290762" style:font-size-asian="12pt" style:font-size-complex="12pt"/>
    </style:style>
    <style:style style:name="P27" style:family="paragraph" style:parent-style-name="Standard">
      <style:text-properties officeooo:paragraph-rsid="001ec74a"/>
    </style:style>
    <style:style style:name="P28" style:family="paragraph" style:parent-style-name="Standard">
      <style:text-properties officeooo:paragraph-rsid="00219929"/>
    </style:style>
    <style:style style:name="P29" style:family="paragraph" style:parent-style-name="Standard">
      <style:text-properties officeooo:paragraph-rsid="0026a816"/>
    </style:style>
    <style:style style:name="P30" style:family="paragraph" style:parent-style-name="Standard">
      <style:text-properties fo:font-weight="normal" officeooo:rsid="002a39f4" officeooo:paragraph-rsid="002a39f4" style:font-weight-asian="normal" style:font-weight-complex="normal"/>
    </style:style>
    <style:style style:name="P31" style:family="paragraph" style:parent-style-name="Standard">
      <style:text-properties fo:font-weight="normal" officeooo:rsid="002e50d1" officeooo:paragraph-rsid="002f87fb" style:font-weight-asian="normal" style:font-weight-complex="normal"/>
    </style:style>
    <style:style style:name="P32" style:family="paragraph" style:parent-style-name="Standard">
      <style:text-properties fo:font-weight="normal" officeooo:rsid="003e62df" officeooo:paragraph-rsid="003e62df" style:font-weight-asian="normal" style:font-weight-complex="normal"/>
    </style:style>
    <style:style style:name="P33" style:family="paragraph" style:parent-style-name="Standard">
      <style:text-properties fo:font-weight="normal" officeooo:rsid="00427d1d" officeooo:paragraph-rsid="00427d1d" style:font-weight-asian="normal" style:font-weight-complex="normal"/>
    </style:style>
    <style:style style:name="P34" style:family="paragraph" style:parent-style-name="Standard">
      <style:text-properties officeooo:paragraph-rsid="00284970"/>
    </style:style>
    <style:style style:name="P35" style:family="paragraph" style:parent-style-name="Standard">
      <style:text-properties fo:font-weight="bold" officeooo:rsid="003e62df" officeooo:paragraph-rsid="003e62df" style:font-weight-asian="bold" style:font-weight-complex="bold"/>
    </style:style>
    <style:style style:name="P36" style:family="paragraph" style:parent-style-name="Standard">
      <style:text-properties officeooo:paragraph-rsid="002a39f4"/>
    </style:style>
    <style:style style:name="P37" style:family="paragraph" style:parent-style-name="Standard">
      <style:text-properties officeooo:paragraph-rsid="0037d0fb"/>
    </style:style>
    <style:style style:name="P38" style:family="paragraph" style:parent-style-name="Standard">
      <style:text-properties officeooo:paragraph-rsid="004ad688"/>
    </style:style>
    <style:style style:name="P39" style:family="paragraph" style:parent-style-name="Standard">
      <style:text-properties fo:font-size="12pt" fo:font-weight="normal" officeooo:rsid="007f54bb" officeooo:paragraph-rsid="007f54b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91bfd0" officeooo:paragraph-rsid="0091bfd0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938f04" officeooo:paragraph-rsid="00938f04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9501dc" officeooo:paragraph-rsid="009501dc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9501dc" officeooo:paragraph-rsid="0099ca98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99e99a" officeooo:paragraph-rsid="0099e9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9e5547" officeooo:paragraph-rsid="009e554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9ff4a4" officeooo:paragraph-rsid="009ff4a4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bold" officeooo:rsid="005372c9" officeooo:paragraph-rsid="005372c9" style:font-size-asian="10.5pt" style:font-weight-asian="bold" style:font-size-complex="12pt" style:font-weight-complex="bold"/>
    </style:style>
    <style:style style:name="P48" style:family="paragraph" style:parent-style-name="Standard">
      <style:text-properties fo:font-size="12pt" fo:font-weight="bold" officeooo:rsid="007f54bb" officeooo:paragraph-rsid="007f54bb" style:font-size-asian="10.5pt" style:font-weight-asian="bold" style:font-size-complex="12pt" style:font-weight-complex="bold"/>
    </style:style>
    <style:style style:name="P49" style:family="paragraph" style:parent-style-name="Standard">
      <style:text-properties fo:font-size="12pt" fo:font-weight="bold" officeooo:rsid="0091bfd0" officeooo:paragraph-rsid="0091bfd0" style:font-size-asian="10.5pt" style:font-weight-asian="bold" style:font-size-complex="12pt" style:font-weight-complex="bold"/>
    </style:style>
    <style:style style:name="P50" style:family="paragraph" style:parent-style-name="Standard">
      <style:text-properties fo:font-size="12pt" fo:font-weight="bold" officeooo:rsid="00938f04" officeooo:paragraph-rsid="00938f04" style:font-size-asian="10.5pt" style:font-weight-asian="bold" style:font-size-complex="12pt" style:font-weight-complex="bold"/>
    </style:style>
    <style:style style:name="P51" style:family="paragraph" style:parent-style-name="Standard">
      <style:text-properties fo:font-size="12pt" fo:font-weight="bold" officeooo:rsid="0099e99a" officeooo:paragraph-rsid="0099e99a" style:font-size-asian="10.5pt" style:font-weight-asian="bold" style:font-size-complex="12pt" style:font-weight-complex="bold"/>
    </style:style>
    <style:style style:name="P52" style:family="paragraph" style:parent-style-name="Standard">
      <style:text-properties fo:font-size="12pt" fo:font-weight="bold" officeooo:rsid="009e5547" officeooo:paragraph-rsid="009e5547" style:font-size-asian="10.5pt" style:font-weight-asian="bold" style:font-size-complex="12pt" style:font-weight-complex="bold"/>
    </style:style>
    <style:style style:name="P53" style:family="paragraph" style:parent-style-name="Standard">
      <style:text-properties officeooo:paragraph-rsid="0072834f"/>
    </style:style>
    <style:style style:name="P54" style:family="paragraph" style:parent-style-name="Standard">
      <style:text-properties officeooo:paragraph-rsid="007c8364"/>
    </style:style>
    <style:style style:name="P55" style:family="paragraph" style:parent-style-name="Standard">
      <style:text-properties officeooo:paragraph-rsid="009501dc"/>
    </style:style>
    <style:style style:name="P5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7c8364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9d8bb0" officeooo:paragraph-rsid="009d8bb0" style:font-weight-asian="bold" style:font-weight-complex="bold"/>
    </style:style>
    <style:style style:name="T1" style:family="text">
      <style:text-properties fo:font-size="16pt" fo:font-weight="bold" officeooo:rsid="001ec74a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c17c3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230d46" style:font-size-asian="16pt" style:font-weight-asian="bold" style:font-size-complex="16pt" style:font-weight-complex="bold"/>
    </style:style>
    <style:style style:name="T4" style:family="text">
      <style:text-properties fo:font-size="12pt" fo:font-weight="bold" officeooo:rsid="0026a816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284970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26a816" style:font-size-asian="12pt" style:font-size-complex="12pt"/>
    </style:style>
    <style:style style:name="T8" style:family="text">
      <style:text-properties fo:font-size="12pt" officeooo:rsid="002a7b8b" style:font-size-asian="12pt" style:font-size-complex="12pt"/>
    </style:style>
    <style:style style:name="T9" style:family="text">
      <style:text-properties fo:font-size="12pt" officeooo:rsid="002b9521" style:font-size-asian="12pt" style:font-size-complex="12pt"/>
    </style:style>
    <style:style style:name="T10" style:family="text">
      <style:text-properties fo:font-size="12pt" officeooo:rsid="002c7376" style:font-size-asian="12pt" style:font-size-complex="12pt"/>
    </style:style>
    <style:style style:name="T11" style:family="text">
      <style:text-properties fo:font-size="12pt" officeooo:rsid="002a39f4" style:font-size-asian="12pt" style:font-size-complex="12pt"/>
    </style:style>
    <style:style style:name="T12" style:family="text">
      <style:text-properties fo:font-size="12pt" officeooo:rsid="0038a6f0" style:font-size-asian="12pt" style:font-size-complex="12pt"/>
    </style:style>
    <style:style style:name="T13" style:family="text">
      <style:text-properties fo:font-size="12pt" officeooo:rsid="004022e9" style:font-size-asian="12pt" style:font-size-complex="12pt"/>
    </style:style>
    <style:style style:name="T14" style:family="text">
      <style:text-properties fo:font-size="12pt" officeooo:rsid="004277c7" style:font-size-asian="12pt" style:font-size-complex="12pt"/>
    </style:style>
    <style:style style:name="T15" style:family="text">
      <style:text-properties fo:font-size="12pt" officeooo:rsid="00427d1d" style:font-size-asian="12pt" style:font-size-complex="12pt"/>
    </style:style>
    <style:style style:name="T16" style:family="text">
      <style:text-properties fo:font-size="12pt" fo:font-weight="normal" officeooo:rsid="002a39f4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2a7b8b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31afa3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3370b9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31008e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37d0fb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3b58cb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3d3550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4ad688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572ad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59667a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5c88d5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5dea25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5f38b9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667166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6a0bbe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72834f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73261b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4f60c2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78a692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79aca3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7b8f91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7d99b6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822b34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830c3e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8759ed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8dd88c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9501dc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9733a9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986ca1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995309" style:font-size-asian="10.5pt" style:font-weight-asian="normal" style:font-size-complex="12pt" style:font-weight-complex="normal"/>
    </style:style>
    <style:style style:name="T47" style:family="text">
      <style:text-properties officeooo:rsid="006501a2"/>
    </style:style>
    <style:style style:name="T48" style:family="text">
      <style:text-properties fo:font-size="14pt" fo:font-weight="normal" officeooo:rsid="007c8364" style:font-size-asian="14pt" style:font-weight-asian="normal" style:font-size-complex="14pt" style:font-weight-complex="normal"/>
    </style:style>
    <style:style style:name="T49" style:family="text">
      <style:text-properties fo:font-size="14pt" officeooo:rsid="007c8364" style:font-size-asian="14pt" style:font-size-complex="14pt"/>
    </style:style>
    <style:style style:name="T50" style:family="text">
      <style:text-properties officeooo:rsid="0085013e"/>
    </style:style>
    <style:style style:name="T51" style:family="text">
      <style:text-properties officeooo:rsid="00857c36"/>
    </style:style>
    <style:style style:name="T52" style:family="text">
      <style:text-properties officeooo:rsid="00979bf1"/>
    </style:style>
    <style:style style:name="T53" style:family="text">
      <style:text-properties officeooo:rsid="00995309"/>
    </style:style>
    <style:style style:name="T54" style:family="text">
      <style:text-properties officeooo:rsid="0099ca98"/>
    </style:style>
    <style:style style:name="T55" style:family="text">
      <style:text-properties fo:font-weight="bold" officeooo:rsid="0099ca98" style:font-weight-asian="bold" style:font-weight-complex="bold"/>
    </style:style>
    <style:style style:name="T56" style:family="text">
      <style:text-properties fo:font-weight="bold" officeooo:rsid="0099e99a" style:font-weight-asian="bold" style:font-weight-complex="bold"/>
    </style:style>
    <style:style style:name="T57" style:family="text">
      <style:text-properties officeooo:rsid="0099e9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) Flash memory extraction</text:p>
      <text:p text:style-name="P5"/>
      <text:p text:style-name="P1">1.1) Determine flash memory location</text:p>
      <text:p text:style-name="P8"/>
      <text:p text:style-name="P9">What is the address of the beginning of the flash memory segment?</text:p>
      <text:p text:style-name="P15">0x08000000</text:p>
      <text:p text:style-name="P9">What is the size of the flash memory segment?</text:p>
      <text:p text:style-name="P25">0x00200000</text:p>
      <text:p text:style-name="P25"/>
      <text:p text:style-name="P27"><text:span text:style-name="T1">2</text:span><text:span text:style-name="T2">) </text:span><text:span text:style-name="T1">Find the open TCP port</text:span></text:p>
      <text:p text:style-name="P3"/>
      <text:p text:style-name="P10">Which TCP port number is open?</text:p>
      <text:p text:style-name="P16">4242</text:p>
      <text:p text:style-name="P16"/>
      <text:p text:style-name="P28"><text:span text:style-name="T3">3</text:span><text:span text:style-name="T2">) </text:span><text:span text:style-name="T1">Find the </text:span><text:span text:style-name="T3">relevant part of the firmware</text:span></text:p>
      <text:p text:style-name="P7"/>
      <text:p text:style-name="P2">3.1) Find incoming data storage location</text:p>
      <text:p text:style-name="P11"/>
      <text:p text:style-name="P11">Address and size of data SRAM region</text:p>
      <text:p text:style-name="P17">address: 0x20000000</text:p>
      <text:p text:style-name="P17">size: <text:s text:c="6"/>0x00030000</text:p>
      <text:p text:style-name="P17"/>
      <text:p text:style-name="P12">Command to dump SRAM contents</text:p>
      <text:p text:style-name="P18">dump_image sram_dump 0x20000000 0x00030000</text:p>
      <text:p text:style-name="P18"/>
      <text:p text:style-name="P29"><text:span text:style-name="T5">H</text:span><text:span text:style-name="T4">ow </text:span><text:span text:style-name="T5">I</text:span><text:span text:style-name="T4"> located </text:span><text:span text:style-name="T5">my</text:span><text:span text:style-name="T4"> input in the memory dump</text:span></text:p>
      <text:p text:style-name="P34"><text:span text:style-name="T7">U</text:span><text:span text:style-name="T6">sed proposed command: grep -b -o -a 'austin' sram_dump</text:span></text:p>
      <text:p text:style-name="P26"/>
      <text:p text:style-name="P13">Byte address that input is found at</text:p>
      <text:p text:style-name="P36"><text:span text:style-name="T16">0x</text:span><text:span text:style-name="T22">20</text:span><text:span text:style-name="T16">0</text:span><text:span text:style-name="T23">1</text:span><text:span text:style-name="T18"> </text:span><text:span text:style-name="T23">0D54</text:span><text:span text:style-name="T18"> </text:span><text:span text:style-name="T19">was the most consistent address that part of the string would be stored at</text:span></text:p>
      <text:p text:style-name="P19"/>
      <text:p text:style-name="P31"><text:span text:style-name="T11">68948</text:span><text:span text:style-name="T12"> (byte offset so divide by 4 for word offset)</text:span><text:span text:style-name="T11">: </text:span><text:span text:style-name="T8">(</text:span><text:span text:style-name="T9">5</text:span><text:span text:style-name="T8"> times) </text:span><text:span text:style-name="T10">(only has the first 4 bytes)</text:span></text:p>
      <text:p text:style-name="P37"><text:span text:style-name="T17">0</text:span><text:span text:style-name="T20">x</text:span><text:span text:style-name="T23">10D54</text:span><text:span text:style-name="T20"> →</text:span><text:span text:style-name="T21"> </text:span><text:span text:style-name="T16">0x</text:span><text:span text:style-name="T22">20</text:span><text:span text:style-name="T16">0</text:span><text:span text:style-name="T18">1 0D54</text:span></text:p>
      <text:p text:style-name="P20"/>
      <text:p text:style-name="P35"><text:span text:style-name="T8">W</text:span><text:span text:style-name="T6">atchpoint triggers</text:span></text:p>
      <text:p text:style-name="P32"><text:span text:style-name="T13">1) </text:span><text:span text:style-name="T6">PC = 0x080015e8</text:span></text:p>
      <text:p text:style-name="P22">2) PC = 0x08005f10</text:p>
      <text:p text:style-name="P20"/>
      <text:p text:style-name="P14">What is the address of this load instruction, and what is the starting address of the function that it is a part of?</text:p>
      <text:p text:style-name="P21"/>
      <text:p text:style-name="P30"><text:span text:style-name="T14">Load </text:span><text:span text:style-name="T15">instruction </text:span><text:span text:style-name="T14">address: </text:span><text:span text:style-name="T15">0x</text:span><text:span text:style-name="T8">08005f0e</text:span></text:p>
      <text:p text:style-name="P33"><text:span text:style-name="T8">F</text:span><text:span text:style-name="T6">unction address: 0x08005ee0</text:span></text:p>
      <text:p text:style-name="P23"/>
      <text:p text:style-name="P23"/>
      <text:p text:style-name="P23"/>
      <text:p text:style-name="P23"/>
      <text:p text:style-name="P6"><text:soft-page-break/>4) Protocol Determination</text:p>
      <text:p text:style-name="P54"><text:span text:style-name="T48"/></text:p>
      <text:p text:style-name="P56"><text:span text:style-name="T49">General Protocol Format</text:span></text:p>
      <text:p text:style-name="P57"><text:span text:style-name="T49"/></text:p>
      <text:p text:style-name="P4">Field Bits<text:tab/>Description<text:tab/><text:tab/><text:span text:style-name="T50">Requiremen</text:span><text:span text:style-name="T51">t</text:span><text:span text:style-name="T50">s</text:span><text:tab/><text:tab/><text:span text:style-name="T47">Field Size (bytes)</text:span></text:p>
      <text:p text:style-name="P38"><text:span text:style-name="T24">[0:3]</text:span><text:span text:style-name="T34"><text:tab/><text:tab/></text:span><text:span text:style-name="T24">← “</text:span><text:span text:style-name="T35">SPKR</text:span><text:span text:style-name="T24">”<text:tab/><text:tab/></text:span><text:span text:style-name="T37">S</text:span><text:span text:style-name="T36">tring</text:span><text:span text:style-name="T24"><text:tab/><text:tab/><text:tab/><text:tab/></text:span><text:span text:style-name="T30">4</text:span></text:p>
      <text:p text:style-name="P38"><text:span text:style-name="T24">[4:7]<text:tab/><text:tab/>← </text:span><text:span text:style-name="T25">Don’t Care Field? </text:span><text:span text:style-name="T40">(any 4 byte value?)</text:span><text:span text:style-name="T28"><text:tab/><text:tab/></text:span><text:span text:style-name="T30">4</text:span></text:p>
      <text:p text:style-name="P38"><text:span text:style-name="T24">[8:11]<text:tab/><text:tab/>← </text:span><text:span text:style-name="T27">Message Length<text:tab/></text:span><text:span text:style-name="T39">(value &lt;= 0x8001)</text:span><text:span text:style-name="T27"> <text:s/></text:span><text:span text:style-name="T29"><text:tab/><text:tab/></text:span><text:span text:style-name="T30">4</text:span></text:p>
      <text:p text:style-name="P38"><text:span text:style-name="T24">[12]<text:tab/><text:tab/>← </text:span><text:span text:style-name="T26">Speak</text:span><text:span text:style-name="T42">er</text:span><text:span text:style-name="T26"> C</text:span><text:span text:style-name="T42">md</text:span><text:span text:style-name="T26"> <text:tab/>(</text:span><text:span text:style-name="T41">0 &lt; value &lt; 7</text:span><text:span text:style-name="T26"> )<text:tab/><text:tab/></text:span><text:span text:style-name="T31">1 </text:span></text:p>
      <text:p text:style-name="P53"><text:span text:style-name="T32">[13:?]<text:tab/><text:tab/>← </text:span><text:span text:style-name="T33">M</text:span><text:span text:style-name="T32">essage? <text:tab/><text:tab/><text:tab/><text:tab/><text:tab/><text:tab/>? </text:span><text:span text:style-name="T38">(varies?)</text:span></text:p>
      <text:p text:style-name="P24"/>
      <text:p text:style-name="P47">What are the sizes of the various fields in the command message?</text:p>
      <text:p text:style-name="P39">Field Size Shown in table </text:p>
      <text:p text:style-name="P39"/>
      <text:p text:style-name="P48">What are any requirements on the values of certain fields for this command?</text:p>
      <text:p text:style-name="P40">Requirements shown in table</text:p>
      <text:p text:style-name="P40"/>
      <text:p text:style-name="P49">Can you identify how the data from particular fields are used?</text:p>
      <text:p text:style-name="P41">Shown in description mostly</text:p>
      <text:p text:style-name="P41"/>
      <text:p text:style-name="P50">What does each command do in the context of audio playback?</text:p>
      <text:p text:style-name="P55"><text:span text:style-name="T43">Speaker C</text:span><text:span text:style-name="T44">md</text:span><text:span text:style-name="T46"><text:tab/><text:tab/>Description</text:span></text:p>
      <text:p text:style-name="P42">0 → <text:span text:style-name="T52">init<text:tab/><text:tab/></text:span><text:span text:style-name="T55">(BLANK)</text:span></text:p>
      <text:p text:style-name="P43">1 → <text:span text:style-name="T52">play<text:tab/><text:tab/></text:span><text:span text:style-name="T55">(BLANK)</text:span></text:p>
      <text:p text:style-name="P43">2 → <text:span text:style-name="T52">add_samples<text:tab/></text:span><text:span text:style-name="T55">(BLANK)</text:span></text:p>
      <text:p text:style-name="P43">3 → <text:span text:style-name="T52">pause<text:tab/><text:tab/></text:span><text:span text:style-name="T55">(BLANK)</text:span></text:p>
      <text:p text:style-name="P43">4 → <text:span text:style-name="T52">unpause<text:tab/><text:tab/></text:span><text:span text:style-name="T55">(BLANK)</text:span></text:p>
      <text:p text:style-name="P43">5 → <text:span text:style-name="T52">stop<text:tab/><text:tab/></text:span><text:span text:style-name="T55">(BLANK)</text:span></text:p>
      <text:p text:style-name="P43">6 → <text:span text:style-name="T52">status<text:tab/><text:tab/></text:span><text:span text:style-name="T55">(BLANK)</text:span></text:p>
      <text:p text:style-name="P44"/>
      <text:p text:style-name="P51">What is the format of reply messages from the speaker?</text:p>
      <text:p text:style-name="P45"/>
      <text:p text:style-name="P52">What information is included in replies from the speaker?</text:p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3:54:03.345607485</meta:creation-date>
    <meta:generator>LibreOffice/6.4.7.2$Linux_X86_64 LibreOffice_project/40$Build-2</meta:generator>
    <dc:date>2021-04-22T16:43:58.866209963</dc:date>
    <meta:editing-duration>P2DT5H34M51S</meta:editing-duration>
    <meta:editing-cycles>125</meta:editing-cycles>
    <meta:document-statistic meta:table-count="0" meta:image-count="0" meta:object-count="0" meta:page-count="2" meta:paragraph-count="53" meta:word-count="344" meta:character-count="1954" meta:non-whitespace-character-count="1625"/>
  </office:meta>
</office:document-meta>
</file>